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2021 - TP5: Índices - Búsqueda y recuperación de información</text:p>
      <text:p text:style-name="Standard">1) Busque 3 ejemplos de entidades con 2 relaciones para cada una de ellas.</text:p>
      <text:p text:style-name="Standard"/>
      <text:p text:style-name="Standard"/>
      <text:p text:style-name="Standard">2) A partir de la siguiente información de vehículos, implemente algún tipo de organización indexada. Justifique la elección. Defina ventajas y desventajas.</text:p>
      <text:p text:style-name="Standard"/>
      <text:p text:style-name="Standard"/>
      <text:p text:style-name="Standard">Patente</text:p>
      <text:p text:style-name="Standard"/>
      <text:p text:style-name="Standard">(campo clave)</text:p>
      <text:p text:style-name="Standard"/>
      <text:p text:style-name="Standard">Marca</text:p>
      <text:p text:style-name="Standard"/>
      <text:p text:style-name="Standard">Modelo</text:p>
      <text:p text:style-name="Standard"/>
      <text:p text:style-name="Standard">Color</text:p>
      <text:p text:style-name="Standard"/>
      <text:p text:style-name="Standard">Puertas</text:p>
      <text:p text:style-name="Standard"/>
      <text:p text:style-name="Standard">AA098JD</text:p>
      <text:p text:style-name="Standard"/>
      <text:p text:style-name="Standard">Ford</text:p>
      <text:p text:style-name="Standard"/>
      <text:p text:style-name="Standard">Ka</text:p>
      <text:p text:style-name="Standard"/>
      <text:p text:style-name="Standard">Rojo</text:p>
      <text:p text:style-name="Standard"/>
      <text:p text:style-name="Standard">3</text:p>
      <text:p text:style-name="Standard"/>
      <text:p text:style-name="Standard">AC563FF</text:p>
      <text:p text:style-name="Standard"/>
      <text:p text:style-name="Standard">Peugeot</text:p>
      <text:p text:style-name="Standard"/>
      <text:p text:style-name="Standard">207</text:p>
      <text:p text:style-name="Standard"/>
      <text:p text:style-name="Standard">Negro</text:p>
      <text:p text:style-name="Standard"/>
      <text:p text:style-name="Standard">3</text:p>
      <text:p text:style-name="Standard"/>
      <text:p text:style-name="Standard">AD835CE</text:p>
      <text:p text:style-name="Standard"/>
      <text:p text:style-name="Standard">Ford</text:p>
      <text:p text:style-name="Standard"/>
      <text:p text:style-name="Standard">Ka</text:p>
      <text:p text:style-name="Standard"/>
      <text:p text:style-name="Standard">Blanco</text:p>
      <text:p text:style-name="Standard"/>
      <text:p text:style-name="Standard">2</text:p>
      <text:p text:style-name="Standard"/>
      <text:p text:style-name="Standard">AA523KS</text:p>
      <text:p text:style-name="Standard"/>
      <text:p text:style-name="Standard"><text:soft-page-break/>Fiat</text:p>
      <text:p text:style-name="Standard"/>
      <text:p text:style-name="Standard">Mobi</text:p>
      <text:p text:style-name="Standard"/>
      <text:p text:style-name="Standard">Gris</text:p>
      <text:p text:style-name="Standard"/>
      <text:p text:style-name="Standard">3</text:p>
      <text:p text:style-name="Standard"/>
      <text:p text:style-name="Standard">AB964AA</text:p>
      <text:p text:style-name="Standard"/>
      <text:p text:style-name="Standard">Ford</text:p>
      <text:p text:style-name="Standard"/>
      <text:p text:style-name="Standard">Fiesta</text:p>
      <text:p text:style-name="Standard"/>
      <text:p text:style-name="Standard">Gris</text:p>
      <text:p text:style-name="Standard"/>
      <text:p text:style-name="Standard">4</text:p>
      <text:p text:style-name="Standard"/>
      <text:p text:style-name="Standard">AB002MM</text:p>
      <text:p text:style-name="Standard"/>
      <text:p text:style-name="Standard">Fiat</text:p>
      <text:p text:style-name="Standard"/>
      <text:p text:style-name="Standard">500</text:p>
      <text:p text:style-name="Standard"/>
      <text:p text:style-name="Standard">Azul</text:p>
      <text:p text:style-name="Standard"/>
      <text:p text:style-name="Standard">5</text:p>
      <text:p text:style-name="Standard"/>
      <text:p text:style-name="Standard">AC934US</text:p>
      <text:p text:style-name="Standard"/>
      <text:p text:style-name="Standard">Peugeot</text:p>
      <text:p text:style-name="Standard"/>
      <text:p text:style-name="Standard">5008</text:p>
      <text:p text:style-name="Standard"/>
      <text:p text:style-name="Standard">Rojo</text:p>
      <text:p text:style-name="Standard"/>
      <text:p text:style-name="Standard">5</text:p>
      <text:p text:style-name="Standard"/>
      <text:p text:style-name="Standard">AA051AR</text:p>
      <text:p text:style-name="Standard"/>
      <text:p text:style-name="Standard">Ford</text:p>
      <text:p text:style-name="Standard"/>
      <text:p text:style-name="Standard">Ecosport</text:p>
      <text:p text:style-name="Standard"/>
      <text:p text:style-name="Standard">Azul</text:p>
      <text:p text:style-name="Standard"/>
      <text:p text:style-name="Standard">5</text:p>
      <text:p text:style-name="Standard"/>
      <text:p text:style-name="Standard">AD467VD</text:p>
      <text:p text:style-name="Standard"/>
      <text:p text:style-name="Standard">Peugeot</text:p>
      <text:p text:style-name="Standard"/>
      <text:p text:style-name="Standard"><text:soft-page-break/>207</text:p>
      <text:p text:style-name="Standard"/>
      <text:p text:style-name="Standard">Blanco</text:p>
      <text:p text:style-name="Standard"/>
      <text:p text:style-name="Standard">3</text:p>
      <text:p text:style-name="Standard"/>
      <text:p text:style-name="Standard"/>
      <text:p text:style-name="Standard">3) Realice los 4 pasos para los siguientes textos:</text:p>
      <text:p text:style-name="Standard"/>
      <text:p text:style-name="Standard">1) Parseo</text:p>
      <text:p text:style-name="Standard"/>
      <text:p text:style-name="Standard">2) Ordenamiento</text:p>
      <text:p text:style-name="Standard"/>
      <text:p text:style-name="Standard">3) Agrupamiento.</text:p>
      <text:p text:style-name="Standard"/>
      <text:p text:style-name="Standard">4) Generación del Diccionario y Posting.</text:p>
      <text:p text:style-name="Standard"/>
      <text:p text:style-name="Standard"/>
      <text:p text:style-name="Standard">“Ya no me necesitas es lo mejor</text:p>
      <text:p text:style-name="Standard"/>
      <text:p text:style-name="Standard">Eras alguien a quien yo solía conocer</text:p>
      <text:p text:style-name="Standard"/>
      <text:p text:style-name="Standard">Fue muy simple despegar</text:p>
      <text:p text:style-name="Standard"/>
      <text:p text:style-name="Standard">Solo un corto tiempo</text:p>
      <text:p text:style-name="Standard"/>
      <text:p text:style-name="Standard">Y te buscaste un nuevo corazón</text:p>
      <text:p text:style-name="Standard"/>
      <text:p text:style-name="Standard">Ahora tienes tu propio show</text:p>
      <text:p text:style-name="Standard"/>
      <text:p text:style-name="Standard">Como un rey vengador, vengador</text:p>
      <text:p text:style-name="Standard"/>
      <text:p text:style-name="Standard">No te alcanza con improvisar</text:p>
      <text:p text:style-name="Standard"/>
      <text:p text:style-name="Standard">El descaro baby es parte de la diversión”</text:p>
      <text:p text:style-name="Standard"/>
      <text:p text:style-name="Standard"/>
      <text:p text:style-name="Standard">“¿Que importan ya tus ideales?</text:p>
      <text:p text:style-name="Standard"/>
      <text:p text:style-name="Standard">¿Que importa tu canción?</text:p>
      <text:p text:style-name="Standard"/>
      <text:p text:style-name="Standard">La grasa de las capitales</text:p>
      <text:p text:style-name="Standard"/>
      <text:p text:style-name="Standard">cubre tu corazón.</text:p>
      <text:p text:style-name="Standard"/>
      <text:p text:style-name="Standard">¿Por qué tenes que llorar?</text:p>
      <text:p text:style-name="Standard"/>
      <text:p text:style-name="Standard">Es que hay otro en tu lugar que dice:</text:p>
      <text:p text:style-name="Standard"/>
      <text:p text:style-name="Standard">"Vamos, vamos, la fama."</text:p>
      <text:p text:style-name="Standard"/>
      <text:p text:style-name="Standard">Tu oportunidad está ahí,</text:p>
      <text:p text:style-name="Standard"><text:soft-page-break/></text:p>
      <text:p text:style-name="Standard">lo mismo me pasó a mí.</text:p>
      <text:p text:style-name="Standard"/>
      <text:p text:style-name="Standard">Lo tienes todo, todo</text:p>
      <text:p text:style-name="Standard"/>
      <text:p text:style-name="Standard">no hay nada.”</text:p>
      <text:p text:style-name="Standard"/>
      <text:p text:style-name="Standard"/>
      <text:p text:style-name="Standard">4) Grafique el proceso de un motor de búsqueda. En cada paso qué estructura de datos usaría.</text:p>
      <text:p text:style-name="Standard"/>
      <text:p text:style-name="Standard"/>
      <text:p text:style-name="Standard">5) Ejercicio de programación - Opcional</text:p>
      <text:p text:style-name="Standard"/>
      <text:p text:style-name="Standard"/>
      <text:p text:style-name="Standard">Implemente una aplicación con la siguiente funcionalidad general:</text:p>
      <text:p text:style-name="Standard"/>
      <text:p text:style-name="Standard">Debe procesar un directorio (tomado como parámetro) y del mismo indexar todos los archivos de texto que encuentre en él, permitiendo posteriormente realizar búsquedas por palabras y obtener la lista de archivos donde aparecen estas palabras. Para la indexación debe generar las estructuras necesarias (pueden ser solo en memoria), utilizando índices inversos. Como mínimo permitirá una búsqueda por una sola palabra. Se realizará el control mínimo de errores (path incorrecto o mal formateado, ausencia de archivos, etc).</text:p>
      <text:p text:style-name="Standard"/>
      <text:p text:style-name="Standard"/>
      <text:p text:style-name="Standard">Ejemplo de ejecución:</text:p>
      <text:p text:style-name="Standard"/>
      <text:p text:style-name="Standard">usuario@hal9000:/home/sources/indx$./indx ./pruebas</text:p>
      <text:p text:style-name="Standard"/>
      <text:p text:style-name="Standard">3 archivo(s) encontrado(s)</text:p>
      <text:p text:style-name="Standard"/>
      <text:p text:style-name="Standard">Parseando … 100% listo</text:p>
      <text:p text:style-name="Standard"/>
      <text:p text:style-name="Standard">Ordenando … 100% listo</text:p>
      <text:p text:style-name="Standard"/>
      <text:p text:style-name="Standard">Agrupando … 100% listo</text:p>
      <text:p text:style-name="Standard"/>
      <text:p text:style-name="Standard">Generando diccionario y posteando … 100% listo</text:p>
      <text:p text:style-name="Standard"/>
      <text:p text:style-name="Standard">Ingrese la palabra a buscar : GATO</text:p>
      <text:p text:style-name="Standard"/>
      <text:p text:style-name="Standard">Encontrada en el archivo : texto1.txt , 3 veces</text:p>
      <text:p text:style-name="Standard"/>
      <text:p text:style-name="Standard">Encontrada en el archivo : texto4txt , 1 veces</text:p>
      <text:p text:style-name="Standard"/>
      <text:p text:style-name="Standard">Buscamos otra palabra? NO</text:p>
      <text:p text:style-name="Standard"/>
      <text:p text:style-name="Standard">usuario@hal9000:/home/sources/ind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3:19.366927165</meta:creation-date>
    <dc:date>2021-10-06T22:43:33.737384460</dc:date>
    <meta:editing-duration>PT15S</meta:editing-duration>
    <meta:editing-cycles>1</meta:editing-cycles>
    <meta:document-statistic meta:table-count="0" meta:image-count="0" meta:object-count="0" meta:page-count="4" meta:paragraph-count="95" meta:word-count="387" meta:character-count="2299" meta:non-whitespace-character-count="2007"/>
    <meta:generator>LibreOffice/7.1.6.2$Linux_X86_64 LibreOffice_project/10$Build-2</meta:generator>
  </office:meta>
</office:document-meta>
</file>